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BAR Lesson VI: <text:span text:style-name="T1">Innovation and Progress 1 (Wendell Berry)</text:span></text:p>
      <text:p text:style-name="P1"><text:span text:style-name="T1"/></text:p>
      <text:p text:style-name="P1">Keywords: <text:s/><text:span text:style-name="T1">computer, innovation, progress</text:span></text:p>
      <text:p text:style-name="P1"><text:span text:style-name="T1"/></text:p>
      <text:p text:style-name="P2"><text:span text:style-name="T1">We have today a reading that was selected for a very specific reason: <text:s/>at the very least, it should challenge some of the opinions you hold most dear about the world and the place of technology in it. It is easy to set Berry's argument up as a comparison-contrast with some of the other pieces we've read that argue in favor of increasing technology's presence in modern society, especially in education. <text:s/>But let us hold off on that for now; we want to give Berry his full due, which means hearing him out and working our way through his argument first.</text:span></text:p>
      <text:p text:style-name="P2"><text:span text:style-name="T1"/></text:p>
      <text:p text:style-name="P2"><text:span text:style-name="T1">So, to begin at the beginning, who is Wendell Berry, and why are we reading him? <text:s/>He is what is now called a “man of letters,” which means that he makes his living (among other things) by writing. He was once a very prominent professor of literature at the University of Kentucky, but he resigned that post to live with his wife on their small farm in Port Royal, Kentucky, where, if they do not live by subsistence farming entirely, they try as best they can to provide for their dietary needs thereby. They live according to an old idea, one that traces itself back to the beginning of our republic, to the ideas of none other than George Washington and Thomas Jefferson. <text:s/>Both were in favor of what they called the “yeoman” farmer, which is an individual who tries as best he can to provide for his needs through his own labor, and with his own land. To the extent that one can do so, one thus becomes self-sufficient, which means they are independent of others for their basic needs. This notion of self-sufficiency was prominent in the early republic, as it was thought to be the necessary condition of republican freedom (the idea traces its origins back to the Roman Republic, and hence was adopted by many of the founders as they studied Rome when trying to devise the institutions of our government). Conversely, many founders, especially those from the south, were very wary of city life because it tends to increase men's reliance on one another, rather than allowing them to provide from themselves. This is obviously very different from the way we think today, but it might do us some good to consider this suggestion, if only briefly. </text:span></text:p>
      <text:p text:style-name="P2"><text:span text:style-name="T1"/></text:p>
      <text:p text:style-name="P2"><text:span text:style-name="T1">Given who he is, it probably is not hard to determine why would read Berry's writings in this class; Berry is very critical of thinking of technological innovation as progress. <text:s/>Indeed, in the piece you have for today, he almost goes so far as to suggest the opposite – that technological innovation is regress.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emy Mhire</meta:initial-creator>
    <meta:creation-date>2010-08-24T14:26:41.58</meta:creation-date>
    <dc:date>2010-08-25T08:09:59.10</dc:date>
    <dc:creator>Jeremy Mhire</dc:creator>
    <meta:editing-duration>PT17H43M17S</meta:editing-duration>
    <meta:editing-cycles>2</meta:editing-cycles>
    <meta:generator>OpenOffice.org/3.2$Win32 OpenOffice.org_project/320m18$Build-9502</meta:generator>
    <meta:document-statistic meta:table-count="0" meta:image-count="0" meta:object-count="0" meta:page-count="1" meta:paragraph-count="5" meta:word-count="462" meta:character-count="2615"/>
  </office:meta>
</office:document-meta>
</file>